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cripts/>
  <office:font-face-decls/>
  <office:automatic-styles>
    <style:style style:name="ta-0x7fee4479e010" style:family="table" style:master-page-name="ta-mp-0x7fee4479e010">
      <style:table-properties table:display="true" style:writing-mode="lr-tb"/>
    </style:style>
    <style:style style:name="ta-0x7fee4479e200" style:family="table" style:master-page-name="ta-mp-0x7fee4479e200">
      <style:table-properties table:display="true" style:writing-mode="lr-tb"/>
    </style:style>
    <style:style style:name="ta-0x7fee4479e3f0" style:family="table" style:master-page-name="ta-mp-0x7fee4479e3f0">
      <style:table-properties table:display="true" style:writing-mode="lr-tb"/>
    </style:style>
    <style:style style:name="ta-0x7fee4479e5e0" style:family="table" style:master-page-name="ta-mp-0x7fee4479e5e0">
      <style:table-properties table:display="true" style:writing-mode="lr-tb"/>
    </style:style>
    <style:style style:name="ta-0x7fee4479e7d0" style:family="table" style:master-page-name="ta-mp-0x7fee4479e7d0">
      <style:table-properties table:display="true" style:writing-mode="lr-tb"/>
    </style:style>
    <style:style style:name="ta-0x7fee4479e9c0" style:family="table" style:master-page-name="ta-mp-0x7fee4479e9c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4.06pt" style:use-optimal-row-height="true"/>
    </style:style>
    <style:style style:name="ACOL-0" style:family="table-column">
      <style:table-column-properties style:column-width="48.00pt" style:use-optimal-column-width="true"/>
    </style:style>
    <style:style style:name="ACE-0x7fee4476e558" style:family="table-cell" style:data-style-name="General">
      <style:table-cell-properties fo:background-color="#c0c0c0" fo:border-top="0.106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ee4476e680" style:family="table-cell" style:data-style-name="General">
      <style:table-cell-properties fo:background-color="transparent" fo:border-top="0.035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ee4476e7a8" style:family="table-cell" style:data-style-name="General">
      <style:table-cell-properties fo:background-color="transparent" fo:border-top="0.035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ee4476e8d0" style:family="table-cell" style:data-style-name="General">
      <style:table-cell-properties fo:background-color="transparent" fo:border-top="0.035cm solid #000000" fo:border-bottom="0.106cm solid #000000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ee4476e9f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ee4476e43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ee4474d40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ee4476ec48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ee4476ee98" style:family="table-cell" style:data-style-name="General">
      <style:table-cell-properties fo:background-color="transparent" fo:border-top="0.035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ee4476f0e8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ee4476eb2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ee4474d53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ee4476ed70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ee4476efc0" style:family="table-cell" style:data-style-name="General">
      <style:table-cell-properties fo:background-color="transparent" fo:border-top="0.035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ee4476f21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ee4476f460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ee4476f6b0" style:family="table-cell" style:data-style-name="General">
      <style:table-cell-properties fo:background-color="transparent" fo:border-top="0.035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ee4476f900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ee4476f33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ee4474d65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ee4476f588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ee4476f7d8" style:family="table-cell" style:data-style-name="General">
      <style:table-cell-properties fo:background-color="transparent" fo:border-top="0.035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ee4476fa28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ee4476fc78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ee4476fec8" style:family="table-cell" style:data-style-name="General">
      <style:table-cell-properties fo:background-color="transparent" fo:border-top="0.035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ee44770118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ee4476fb5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ee4474d78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ee4476fda0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ee4476fff0" style:family="table-cell" style:data-style-name="General">
      <style:table-cell-properties fo:background-color="transparent" fo:border-top="0.035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ee4477024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ee44770490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ee447706e0" style:family="table-cell" style:data-style-name="General">
      <style:table-cell-properties fo:background-color="transparent" fo:border-top="0.035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ee44770930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ee4477036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ee4474d8a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ee447705b8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ee44770808" style:family="table-cell" style:data-style-name="General">
      <style:table-cell-properties fo:background-color="transparent" fo:border-top="0.035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ee44770a58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ee44770ca8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ee44770ef8" style:family="table-cell" style:data-style-name="General">
      <style:table-cell-properties fo:background-color="transparent" fo:border-top="0.035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ee44771148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ee44770b8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ee4474d9d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ee44770dd0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ee44771020" style:family="table-cell" style:data-style-name="General">
      <style:table-cell-properties fo:background-color="transparent" fo:border-top="0.035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ee4477127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OL-1" style:family="table-column">
      <style:table-column-properties style:column-width="141.70pt" style:use-optimal-column-width="true"/>
    </style:style>
    <style:style style:name="ACOL-2" style:family="table-column"/>
    <style:style style:name="ACOL-3" style:family="table-column">
      <style:table-column-properties style:column-width="124.50pt" style:use-optimal-column-width="false"/>
    </style:style>
    <style:style style:name="ACOL-4" style:family="table-column">
      <style:table-column-properties style:column-width="200.55pt" style:use-optimal-column-width="true"/>
    </style:style>
    <style:style style:name="ACOL-5" style:family="table-column">
      <style:table-column-properties style:column-width="64.26pt" style:use-optimal-column-width="true"/>
    </style:style>
    <style:style style:name="ACOL-6" style:family="table-column">
      <style:table-column-properties style:column-width="73.84pt" style:use-optimal-column-width="true"/>
    </style:style>
    <style:style style:name="ACOL-7" style:family="table-column">
      <style:table-column-properties style:column-width="75.35pt" style:use-optimal-column-width="true"/>
    </style:style>
    <style:style style:name="ACOL-8" style:family="table-column">
      <style:table-column-properties style:column-width="94.85pt" style:use-optimal-column-width="true"/>
    </style:style>
    <style:style style:name="ACOL-9" style:family="table-column">
      <style:table-column-properties style:column-width="304.75pt" style:use-optimal-column-width="true"/>
    </style:style>
    <style:style style:name="ACOL-10" style:family="table-column">
      <style:table-column-properties style:column-width="138.75pt" style:use-optimal-column-width="false"/>
    </style:style>
    <style:style style:name="ACOL-11" style:family="table-column">
      <style:table-column-properties style:column-width="89.25pt" style:use-optimal-column-width="false"/>
    </style:style>
    <style:style style:name="ACOL-12" style:family="table-column">
      <style:table-column-properties style:column-width="157.50pt" style:use-optimal-column-width="false"/>
    </style:style>
    <style:style style:name="ACOL-13" style:family="table-column">
      <style:table-column-properties style:column-width="80.25pt" style:use-optimal-column-width="false"/>
    </style:style>
    <style:style style:name="ACOL-14" style:family="table-column">
      <style:table-column-properties style:column-width="151.50pt" style:use-optimal-column-width="false"/>
    </style:style>
    <style:style style:name="ACOL-15" style:family="table-column">
      <style:table-column-properties style:column-width="87.00pt" style:use-optimal-column-width="false"/>
    </style:style>
    <style:style style:name="ACOL-16" style:family="table-column">
      <style:table-column-properties style:column-width="149.25pt" style:use-optimal-column-width="false"/>
    </style:style>
    <style:style style:name="ACOL-17" style:family="table-column">
      <style:table-column-properties style:column-width="85.50pt" style:use-optimal-column-width="false"/>
    </style:style>
    <style:style style:name="AROW-1" style:family="table-row">
      <style:table-row-properties style:row-height="14.91pt" style:use-optimal-row-height="true"/>
    </style:style>
    <style:style style:name="AROW-2" style:family="table-row"/>
    <style:style style:name="AROW-3" style:family="table-row">
      <style:table-row-properties style:row-height="14.25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content-validations>
        <table:content-validation table:name="VAL-0x7fee44773810" table:allow-empty-cell="true" table:display-list="unsorted" table:base-cell-address="$'TestCase'.A3" table:condition="of:cell-content-is-in-list({&quot;openApplication&quot;;&quot;validateHomePage&quot;;&quot;navigateVerifyProductPage&quot;;&quot;buyNowVerifyCart&quot;;&quot;verifyCheckoutAddressPage&quot;;&quot;paymentOptionsPage&quot;;&quot;closeApplication&quot;;&quot;&quot;;&quot;&quot;;&quot;&quot;})">
          <table:error-message table:display="true" table:message-type="warning"/>
        </table:content-validation>
        <table:content-validation table:name="VAL-0x7fee44801a50" table:allow-empty-cell="true" table:display-list="unsorted" table:base-cell-address="$'TestCase'.A5" table:condition="of:cell-content-is-in-list({&quot;openApplication&quot;;&quot;login&quot;;&quot;validateHomePage&quot;;&quot;navigateVerifyProductPage&quot;;&quot;buyNowVerifyCart&quot;;&quot;verifyCheckoutAddressPage&quot;;&quot;paymentOptionsPage&quot;;&quot;closeApplication&quot;;&quot;&quot;;&quot;&quot;;&quot;&quot;})">
          <table:error-message table:display="true" table:message-type="warning"/>
        </table:content-validation>
        <table:content-validation table:name="VAL-0x7fee44808b10" table:allow-empty-cell="true" table:display-list="unsorted" table:base-cell-address="$'TestCase'.A7" table:condition="of:cell-content-is-in-list({&quot;openApplication&quot;;&quot;validateHomePage&quot;;&quot;navigateVerifyProductPage&quot;;&quot;buyNowVerifyCart&quot;;&quot;verifyCheckoutAddressPage&quot;;&quot;paymentOptionsPage&quot;;&quot;closeApplication&quot;;&quot;&quot;;&quot;&quot;;&quot;&quot;})">
          <table:error-message table:display="true" table:message-type="warning"/>
        </table:content-validation>
        <table:content-validation table:name="VAL-0x7fee4480a410" table:allow-empty-cell="true" table:display-list="unsorted" table:base-cell-address="$'TestCase'.A9" table:condition="of:cell-content-is-in-list({&quot;openApplication&quot;;&quot;validateHomePage&quot;;&quot;navigateVerifyProductPage&quot;;&quot;buyNowVerifyCart&quot;;&quot;verifyCheckoutAddressPage&quot;;&quot;paymentOptionsPage&quot;;&quot;closeApplication&quot;;&quot;&quot;;&quot;&quot;;&quot;&quot;})">
          <table:error-message table:display="true" table:message-type="warning"/>
        </table:content-validation>
      </table:content-validations>
      <table:table table:name="TestCase" table:style-name="ta-0x7fee4479e010" table:print="false">
        <office:forms form:automatic-focus="false" form:apply-design-mode="false">
          <form:form/>
        </office:forms>
        <table:table-column table:default-cell-style-name="ACE-0x7fee4476e430" table:style-name="ACOL-1"/>
        <table:table-column table:style-name="ACOL-0" table:number-columns-repeated="127"/>
        <table:table-row table:style-name="AROW-0">
          <table:table-cell table:style-name="ACE-0x7fee4476e558" office:value-type="string">
            <text:p>ActionComponent</text:p>
          </table:table-cell>
          <table:table-cell table:number-columns-repeated="127" table:style-name="Gnumeric-default"/>
        </table:table-row>
        <table:table-row table:style-name="AROW-0">
          <table:table-cell table:style-name="ACE-0x7fee4476e680" table:content-validation-name="VAL-0x7fee44773810" office:value-type="string">
            <text:p>openApplication</text:p>
          </table:table-cell>
          <table:table-cell table:number-columns-repeated="127" table:style-name="Gnumeric-default"/>
        </table:table-row>
        <table:table-row table:style-name="AROW-0">
          <table:table-cell table:style-name="ACE-0x7fee4476e7a8" table:content-validation-name="VAL-0x7fee44801a50" office:value-type="string">
            <text:p>login</text:p>
          </table:table-cell>
          <table:table-cell table:number-columns-repeated="127" table:style-name="Gnumeric-default"/>
        </table:table-row>
        <table:table-row table:style-name="AROW-1">
          <table:table-cell table:style-name="ACE-0x7fee4476e8d0" table:content-validation-name="VAL-0x7fee44808b10" office:value-type="string">
            <text:p>closeApplication</text:p>
          </table:table-cell>
          <table:table-cell table:number-columns-repeated="127" table:style-name="Gnumeric-default"/>
        </table:table-row>
        <table:table-row table:style-name="AROW-0" table:number-rows-repeated="3">
          <table:table-cell table:style-name="ACE-0x7fee4476e9f8" table:content-validation-name="VAL-0x7fee4480a410"/>
          <table:table-cell table:number-columns-repeated="127" table:style-name="Gnumeric-default"/>
        </table:table-row>
        <table:table-row table:style-name="AROW-0" table:number-rows-repeated="1048569">
          <table:table-cell table:number-columns-repeated="128"/>
        </table:table-row>
        <table:named-expressions>
          <table:named-expression table:name="Print_Area" table:expression="of:=#REF!" table:base-cell-address="$'TestCase'.$A$1"/>
          <table:named-expression table:name="Sheet_Title" table:expression="of:=&quot;TestCase&quot;" table:base-cell-address="$'TestCase'.$A$1"/>
        </table:named-expressions>
        <gnm:selections gnm:cursor-col="3" gnm:cursor-row="17">
          <gnm:selection gnm:start-col="3" gnm:start-row="17" gnm:end-col="3" gnm:end-row="17"/>
        </gnm:selections>
      </table:table>
      <table:table table:name="AQA1_TestData" table:style-name="ta-0x7fee4479e200" table:print="false">
        <office:forms form:automatic-focus="false" form:apply-design-mode="false">
          <form:form/>
        </office:forms>
        <table:table-column table:default-cell-style-name="ACE-0x7fee4476eb20" table:style-name="ACOL-3"/>
        <table:table-column table:default-cell-style-name="ACE-0x7fee4476eb20" table:style-name="ACOL-4"/>
        <table:table-column table:default-cell-style-name="ACE-0x7fee4476eb20" table:style-name="ACOL-5"/>
        <table:table-column table:default-cell-style-name="ACE-0x7fee4476eb20" table:style-name="ACOL-6"/>
        <table:table-column table:default-cell-style-name="ACE-0x7fee4476eb20" table:style-name="ACOL-7" table:number-columns-repeated="2"/>
        <table:table-column table:default-cell-style-name="ACE-0x7fee4476eb20" table:style-name="ACOL-8"/>
        <table:table-column table:default-cell-style-name="ACE-0x7fee4476eb20" table:style-name="ACOL-9"/>
        <table:table-column table:default-cell-style-name="ACE-0x7fee4474d530" table:style-name="ACOL-0" table:number-columns-repeated="120"/>
        <table:table-row table:style-name="AROW-0">
          <table:table-cell table:style-name="ACE-0x7fee4476ec48" office:value-type="string">
            <text:p>User Name</text:p>
          </table:table-cell>
          <table:table-cell table:style-name="ACE-0x7fee4476ed70" office:value-type="string">
            <text:p>Password</text:p>
          </table:table-cell>
          <table:table-cell table:number-columns-repeated="6" table:style-name="ACE-0x7fee4476eb20"/>
          <table:table-cell table:number-columns-repeated="120" table:style-name="ACE-0x7fee4474d530"/>
        </table:table-row>
        <table:table-row table:style-name="AROW-0">
          <table:table-cell table:style-name="ACE-0x7fee4476ee98" office:value-type="string">
            <text:p>testshopclue@sc.com</text:p>
          </table:table-cell>
          <table:table-cell table:style-name="ACE-0x7fee4476efc0" office:value-type="float" office:value="123456">
            <text:p>123456</text:p>
          </table:table-cell>
          <table:table-cell table:number-columns-repeated="6" table:style-name="ACE-0x7fee4476eb20"/>
          <table:table-cell table:number-columns-repeated="120" table:style-name="ACE-0x7fee4474d530"/>
        </table:table-row>
        <table:table-row table:style-name="AROW-0">
          <table:table-cell table:style-name="ACE-0x7fee4476f0e8" office:value-type="string">
            <text:p>testshopclue@sc.com</text:p>
          </table:table-cell>
          <table:table-cell table:style-name="ACE-0x7fee4476f210"/>
          <table:table-cell table:number-columns-repeated="6" table:style-name="ACE-0x7fee4476eb20"/>
          <table:table-cell table:number-columns-repeated="120" table:style-name="ACE-0x7fee4474d530"/>
        </table:table-row>
        <table:table-row table:style-name="AROW-0" table:number-rows-repeated="1048564">
          <table:table-cell table:number-columns-repeated="128"/>
        </table:table-row>
        <table:table-row table:style-name="AROW-0" table:number-rows-repeated="9">
          <table:table-cell table:number-columns-repeated="128" table:style-name="ACE-0x7fee4474d530"/>
        </table:table-row>
        <table:named-expressions>
          <table:named-expression table:name="Print_Area" table:expression="of:=#REF!" table:base-cell-address="$'AQA1_TestData'.$A$1"/>
          <table:named-expression table:name="Sheet_Title" table:expression="of:=&quot;AQA1_TestData&quot;" table:base-cell-address="$'AQA1_TestData'.$A$1"/>
        </table:named-expressions>
        <gnm:selections gnm:cursor-col="1" gnm:cursor-row="8">
          <gnm:selection gnm:start-col="1" gnm:start-row="8" gnm:end-col="1" gnm:end-row="8"/>
        </gnm:selections>
      </table:table>
      <table:table table:name="AQA2_TestData" table:style-name="ta-0x7fee4479e3f0" table:print="false">
        <office:forms form:automatic-focus="false" form:apply-design-mode="false">
          <form:form/>
        </office:forms>
        <table:table-column table:default-cell-style-name="ACE-0x7fee4476f338" table:style-name="ACOL-10"/>
        <table:table-column table:default-cell-style-name="ACE-0x7fee4476f338" table:style-name="ACOL-11"/>
        <table:table-column table:default-cell-style-name="ACE-0x7fee4476f338" table:style-name="ACOL-5"/>
        <table:table-column table:default-cell-style-name="ACE-0x7fee4476f338" table:style-name="ACOL-6"/>
        <table:table-column table:default-cell-style-name="ACE-0x7fee4476f338" table:style-name="ACOL-7" table:number-columns-repeated="2"/>
        <table:table-column table:default-cell-style-name="ACE-0x7fee4476f338" table:style-name="ACOL-8"/>
        <table:table-column table:default-cell-style-name="ACE-0x7fee4476f338" table:style-name="ACOL-9"/>
        <table:table-column table:default-cell-style-name="ACE-0x7fee4474d658" table:style-name="ACOL-0" table:number-columns-repeated="120"/>
        <table:table-row table:style-name="AROW-0">
          <table:table-cell table:style-name="ACE-0x7fee4476f460" office:value-type="string">
            <text:p>User Name</text:p>
          </table:table-cell>
          <table:table-cell table:style-name="ACE-0x7fee4476f588" office:value-type="string">
            <text:p>Password</text:p>
          </table:table-cell>
          <table:table-cell table:number-columns-repeated="6" table:style-name="ACE-0x7fee4476f338"/>
          <table:table-cell table:number-columns-repeated="120" table:style-name="ACE-0x7fee4474d658"/>
        </table:table-row>
        <table:table-row table:style-name="AROW-0">
          <table:table-cell table:style-name="ACE-0x7fee4476f6b0" office:value-type="string">
            <text:p>testshopclue@sc.com</text:p>
          </table:table-cell>
          <table:table-cell table:style-name="ACE-0x7fee4476f7d8" office:value-type="float" office:value="123456">
            <text:p>123456</text:p>
          </table:table-cell>
          <table:table-cell table:number-columns-repeated="6" table:style-name="ACE-0x7fee4476f338"/>
          <table:table-cell table:number-columns-repeated="120" table:style-name="ACE-0x7fee4474d658"/>
        </table:table-row>
        <table:table-row table:style-name="AROW-0">
          <table:table-cell table:style-name="ACE-0x7fee4476f900" office:value-type="string">
            <text:p>testshopclue@sc.com</text:p>
          </table:table-cell>
          <table:table-cell table:style-name="ACE-0x7fee4476fa28"/>
          <table:table-cell table:number-columns-repeated="6" table:style-name="ACE-0x7fee4476f338"/>
          <table:table-cell table:number-columns-repeated="120" table:style-name="ACE-0x7fee4474d658"/>
        </table:table-row>
        <table:table-row table:style-name="AROW-3" table:number-rows-repeated="1048564">
          <table:table-cell table:number-columns-repeated="128"/>
        </table:table-row>
        <table:table-row table:style-name="AROW-3" table:number-rows-repeated="9">
          <table:table-cell table:number-columns-repeated="128" table:style-name="ACE-0x7fee4474d658"/>
        </table:table-row>
        <table:named-expressions>
          <table:named-expression table:name="Print_Area" table:expression="of:=#REF!" table:base-cell-address="$'AQA2_TestData'.$A$1"/>
          <table:named-expression table:name="Sheet_Title" table:expression="of:=&quot;AQA2_TestData&quot;" table:base-cell-address="$'AQA2_TestData'.$A$1"/>
        </table:named-expressions>
        <gnm:selections gnm:cursor-col="0" gnm:cursor-row="6">
          <gnm:selection gnm:start-col="0" gnm:start-row="6" gnm:end-col="0" gnm:end-row="6"/>
        </gnm:selections>
      </table:table>
      <table:table table:name="AQA3_TestData" table:style-name="ta-0x7fee4479e5e0" table:print="false">
        <office:forms form:automatic-focus="false" form:apply-design-mode="false">
          <form:form/>
        </office:forms>
        <table:table-column table:default-cell-style-name="ACE-0x7fee4476fb50" table:style-name="ACOL-12"/>
        <table:table-column table:default-cell-style-name="ACE-0x7fee4476fb50" table:style-name="ACOL-13"/>
        <table:table-column table:default-cell-style-name="ACE-0x7fee4476fb50" table:style-name="ACOL-5"/>
        <table:table-column table:default-cell-style-name="ACE-0x7fee4476fb50" table:style-name="ACOL-6"/>
        <table:table-column table:default-cell-style-name="ACE-0x7fee4476fb50" table:style-name="ACOL-7" table:number-columns-repeated="2"/>
        <table:table-column table:default-cell-style-name="ACE-0x7fee4476fb50" table:style-name="ACOL-8"/>
        <table:table-column table:default-cell-style-name="ACE-0x7fee4476fb50" table:style-name="ACOL-9"/>
        <table:table-column table:default-cell-style-name="ACE-0x7fee4474d780" table:style-name="ACOL-0" table:number-columns-repeated="120"/>
        <table:table-row table:style-name="AROW-0">
          <table:table-cell table:style-name="ACE-0x7fee4476fc78" office:value-type="string">
            <text:p>User Name</text:p>
          </table:table-cell>
          <table:table-cell table:style-name="ACE-0x7fee4476fda0" office:value-type="string">
            <text:p>Password</text:p>
          </table:table-cell>
          <table:table-cell table:number-columns-repeated="6" table:style-name="ACE-0x7fee4476fb50"/>
          <table:table-cell table:number-columns-repeated="120" table:style-name="ACE-0x7fee4474d780"/>
        </table:table-row>
        <table:table-row table:style-name="AROW-0">
          <table:table-cell table:style-name="ACE-0x7fee4476fec8" office:value-type="string">
            <text:p>testshopclue@sc.com</text:p>
          </table:table-cell>
          <table:table-cell table:style-name="ACE-0x7fee4476fff0" office:value-type="float" office:value="123456">
            <text:p>123456</text:p>
          </table:table-cell>
          <table:table-cell table:number-columns-repeated="6" table:style-name="ACE-0x7fee4476fb50"/>
          <table:table-cell table:number-columns-repeated="120" table:style-name="ACE-0x7fee4474d780"/>
        </table:table-row>
        <table:table-row table:style-name="AROW-0">
          <table:table-cell table:style-name="ACE-0x7fee44770118" office:value-type="string">
            <text:p>testshopclue@sc.com</text:p>
          </table:table-cell>
          <table:table-cell table:style-name="ACE-0x7fee44770240"/>
          <table:table-cell table:number-columns-repeated="6" table:style-name="ACE-0x7fee4476fb50"/>
          <table:table-cell table:number-columns-repeated="120" table:style-name="ACE-0x7fee4474d780"/>
        </table:table-row>
        <table:table-row table:style-name="AROW-3" table:number-rows-repeated="1048564">
          <table:table-cell table:number-columns-repeated="128"/>
        </table:table-row>
        <table:table-row table:style-name="AROW-3" table:number-rows-repeated="9">
          <table:table-cell table:number-columns-repeated="128" table:style-name="ACE-0x7fee4474d780"/>
        </table:table-row>
        <table:named-expressions>
          <table:named-expression table:name="Print_Area" table:expression="of:=#REF!" table:base-cell-address="$'AQA3_TestData'.$A$1"/>
          <table:named-expression table:name="Sheet_Title" table:expression="of:=&quot;AQA3_TestData&quot;" table:base-cell-address="$'AQA3_TestData'.$A$1"/>
        </table:named-expressions>
        <gnm:selections gnm:cursor-col="0" gnm:cursor-row="0">
          <gnm:selection gnm:start-col="0" gnm:start-row="0" gnm:end-col="0" gnm:end-row="2"/>
        </gnm:selections>
      </table:table>
      <table:table table:name="AQA4_TestData" table:style-name="ta-0x7fee4479e7d0" table:print="false">
        <office:forms form:automatic-focus="false" form:apply-design-mode="false">
          <form:form/>
        </office:forms>
        <table:table-column table:default-cell-style-name="ACE-0x7fee44770368" table:style-name="ACOL-14"/>
        <table:table-column table:default-cell-style-name="ACE-0x7fee44770368" table:style-name="ACOL-15"/>
        <table:table-column table:default-cell-style-name="ACE-0x7fee44770368" table:style-name="ACOL-5"/>
        <table:table-column table:default-cell-style-name="ACE-0x7fee44770368" table:style-name="ACOL-6"/>
        <table:table-column table:default-cell-style-name="ACE-0x7fee44770368" table:style-name="ACOL-7" table:number-columns-repeated="2"/>
        <table:table-column table:default-cell-style-name="ACE-0x7fee44770368" table:style-name="ACOL-8"/>
        <table:table-column table:default-cell-style-name="ACE-0x7fee44770368" table:style-name="ACOL-9"/>
        <table:table-column table:default-cell-style-name="ACE-0x7fee4474d8a8" table:style-name="ACOL-0" table:number-columns-repeated="120"/>
        <table:table-row table:style-name="AROW-0">
          <table:table-cell table:style-name="ACE-0x7fee44770490" office:value-type="string">
            <text:p>User Name</text:p>
          </table:table-cell>
          <table:table-cell table:style-name="ACE-0x7fee447705b8" office:value-type="string">
            <text:p>Password</text:p>
          </table:table-cell>
          <table:table-cell table:number-columns-repeated="6" table:style-name="ACE-0x7fee44770368"/>
          <table:table-cell table:number-columns-repeated="120" table:style-name="ACE-0x7fee4474d8a8"/>
        </table:table-row>
        <table:table-row table:style-name="AROW-0">
          <table:table-cell table:style-name="ACE-0x7fee447706e0" office:value-type="string">
            <text:p>testshopclue@sc.com</text:p>
          </table:table-cell>
          <table:table-cell table:style-name="ACE-0x7fee44770808" office:value-type="float" office:value="123456">
            <text:p>123456</text:p>
          </table:table-cell>
          <table:table-cell table:number-columns-repeated="6" table:style-name="ACE-0x7fee44770368"/>
          <table:table-cell table:number-columns-repeated="120" table:style-name="ACE-0x7fee4474d8a8"/>
        </table:table-row>
        <table:table-row table:style-name="AROW-0">
          <table:table-cell table:style-name="ACE-0x7fee44770930" office:value-type="string">
            <text:p>testshopclue@sc.com</text:p>
          </table:table-cell>
          <table:table-cell table:style-name="ACE-0x7fee44770a58"/>
          <table:table-cell table:number-columns-repeated="6" table:style-name="ACE-0x7fee44770368"/>
          <table:table-cell table:number-columns-repeated="120" table:style-name="ACE-0x7fee4474d8a8"/>
        </table:table-row>
        <table:table-row table:style-name="AROW-3" table:number-rows-repeated="1048564">
          <table:table-cell table:number-columns-repeated="128"/>
        </table:table-row>
        <table:table-row table:style-name="AROW-3" table:number-rows-repeated="9">
          <table:table-cell table:number-columns-repeated="128" table:style-name="ACE-0x7fee4474d8a8"/>
        </table:table-row>
        <table:named-expressions>
          <table:named-expression table:name="Print_Area" table:expression="of:=#REF!" table:base-cell-address="$'AQA4_TestData'.$A$1"/>
          <table:named-expression table:name="Sheet_Title" table:expression="of:=&quot;AQA4_TestData&quot;" table:base-cell-address="$'AQA4_TestData'.$A$1"/>
        </table:named-expressions>
        <gnm:selections gnm:cursor-col="0" gnm:cursor-row="12">
          <gnm:selection gnm:start-col="0" gnm:start-row="12" gnm:end-col="0" gnm:end-row="12"/>
        </gnm:selections>
      </table:table>
      <table:table table:name="AQA5_TestData" table:style-name="ta-0x7fee4479e9c0" table:print="false">
        <office:forms form:automatic-focus="false" form:apply-design-mode="false">
          <form:form/>
        </office:forms>
        <table:table-column table:default-cell-style-name="ACE-0x7fee44770b80" table:style-name="ACOL-16"/>
        <table:table-column table:default-cell-style-name="ACE-0x7fee44770b80" table:style-name="ACOL-17"/>
        <table:table-column table:default-cell-style-name="ACE-0x7fee44770b80" table:style-name="ACOL-5"/>
        <table:table-column table:default-cell-style-name="ACE-0x7fee44770b80" table:style-name="ACOL-6"/>
        <table:table-column table:default-cell-style-name="ACE-0x7fee44770b80" table:style-name="ACOL-7" table:number-columns-repeated="2"/>
        <table:table-column table:default-cell-style-name="ACE-0x7fee44770b80" table:style-name="ACOL-8"/>
        <table:table-column table:default-cell-style-name="ACE-0x7fee44770b80" table:style-name="ACOL-9"/>
        <table:table-column table:default-cell-style-name="ACE-0x7fee4474d9d0" table:style-name="ACOL-0" table:number-columns-repeated="120"/>
        <table:table-row table:style-name="AROW-0">
          <table:table-cell table:style-name="ACE-0x7fee44770ca8" office:value-type="string">
            <text:p>User Name</text:p>
          </table:table-cell>
          <table:table-cell table:style-name="ACE-0x7fee44770dd0" office:value-type="string">
            <text:p>Password</text:p>
          </table:table-cell>
          <table:table-cell table:number-columns-repeated="6" table:style-name="ACE-0x7fee44770b80"/>
          <table:table-cell table:number-columns-repeated="120" table:style-name="ACE-0x7fee4474d9d0"/>
        </table:table-row>
        <table:table-row table:style-name="AROW-0">
          <table:table-cell table:style-name="ACE-0x7fee44770ef8" office:value-type="string">
            <text:p>testshopclue@sc.com</text:p>
          </table:table-cell>
          <table:table-cell table:style-name="ACE-0x7fee44771020" office:value-type="float" office:value="123456">
            <text:p>123456</text:p>
          </table:table-cell>
          <table:table-cell table:number-columns-repeated="6" table:style-name="ACE-0x7fee44770b80"/>
          <table:table-cell table:number-columns-repeated="120" table:style-name="ACE-0x7fee4474d9d0"/>
        </table:table-row>
        <table:table-row table:style-name="AROW-0">
          <table:table-cell table:style-name="ACE-0x7fee44771148" office:value-type="string">
            <text:p>testshopclue@sc.com</text:p>
          </table:table-cell>
          <table:table-cell table:style-name="ACE-0x7fee44771270"/>
          <table:table-cell table:number-columns-repeated="6" table:style-name="ACE-0x7fee44770b80"/>
          <table:table-cell table:number-columns-repeated="120" table:style-name="ACE-0x7fee4474d9d0"/>
        </table:table-row>
        <table:table-row table:style-name="AROW-3" table:number-rows-repeated="1048564">
          <table:table-cell table:number-columns-repeated="128"/>
        </table:table-row>
        <table:table-row table:style-name="AROW-3" table:number-rows-repeated="9">
          <table:table-cell table:number-columns-repeated="128" table:style-name="ACE-0x7fee4474d9d0"/>
        </table:table-row>
        <table:named-expressions>
          <table:named-expression table:name="Print_Area" table:expression="of:=#REF!" table:base-cell-address="$'AQA5_TestData'.$A$1"/>
          <table:named-expression table:name="Sheet_Title" table:expression="of:=&quot;AQA5_TestData&quot;" table:base-cell-address="$'AQA5_TestData'.$A$1"/>
        </table:named-expressions>
        <gnm:selections gnm:cursor-col="0" gnm:cursor-row="8">
          <gnm:selection gnm:start-col="0" gnm:start-row="8" gnm:end-col="0" gnm:end-row="8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48.00pt" style:use-optimal-column-width="true"/>
    </style:default-style>
    <style:default-style style:family="table-row">
      <style:table-row-properties style:row-height="14.06pt" style:use-optimal-row-height="true"/>
    </style:default-style>
  </office:styles>
  <office:automatic-styles>
    <style:page-layout style:name="pl-0x7fee44728d1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ee4476805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ee446fa62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ee4d49975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ee4d45875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ee4d50102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</office:automatic-styles>
  <office:master-styles>
    <style:master-page style:name="ta-mp-0x7fee4479e010" style:display-name="TestCase" style:page-layout-name="pl-0x7fee44728d1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ee4479e200" style:display-name="AQA1_TestData" style:page-layout-name="pl-0x7fee4476805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ee4479e3f0" style:display-name="AQA2_TestData" style:page-layout-name="pl-0x7fee446fa62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ee4479e5e0" style:display-name="AQA3_TestData" style:page-layout-name="pl-0x7fee4d49975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ee4479e7d0" style:display-name="AQA4_TestData" style:page-layout-name="pl-0x7fee4d45875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ee4479e9c0" style:display-name="AQA5_TestData" style:page-layout-name="pl-0x7fee4d50102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ashish mallik</dc:creator>
    <dc:date>2015-07-01T04:53:37Z</dc:date>
    <meta:creation-date>2014-12-02T14:54:22Z</meta:creation-date>
    <meta:editing-cycles>31</meta:editing-cycles>
    <meta:editing-duration>PT9H10M6S</meta:editing-duration>
    <meta:generator>gnumeric/1.12.9</meta:generator>
    <meta:initial-creator>sakshi juneja</meta:initial-creator>
  </office:meta>
</office:document-meta>
</file>